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556000003007B1900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auto-grow-height="true" draw:auto-grow-width="false" fo:max-height="0cm" fo:min-height="1.35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467cm" fo:min-width="0cm"/>
    </style:style>
    <style:style style:name="gr7" style:family="graphic" style:parent-style-name="standard">
      <style:graphic-properties draw:stroke="none" svg:stroke-color="#000000" draw:fill="none" draw:fill-color="#ffffff" draw:auto-grow-height="true" draw:auto-grow-width="false" fo:max-height="0cm" fo:min-height="0.55cm"/>
    </style:style>
    <style:style style:name="pr1" style:family="presentation" style:parent-style-name="DNA-title">
      <style:graphic-properties draw:auto-grow-height="true" fo:min-height="3.467cm"/>
    </style:style>
    <style:style style:name="pr2" style:family="presentation" style:parent-style-name="DNA-subtitle">
      <style:graphic-properties draw:fill-color="#ffffff" draw:auto-grow-height="true" fo:min-height="12.645cm"/>
    </style:style>
    <style:style style:name="pr3" style:family="presentation" style:parent-style-name="DNA-notes">
      <style:graphic-properties draw:fill-color="#ffffff" draw:auto-grow-height="true" fo:min-height="14cm"/>
    </style:style>
    <style:style style:name="pr4" style:family="presentation" style:parent-style-name="DNA-outline1">
      <style:graphic-properties fo:min-height="11.929cm"/>
    </style:style>
    <style:style style:name="pr5" style:family="presentation" style:parent-style-name="DNA-title">
      <style:graphic-properties fo:min-height="3.467cm"/>
    </style:style>
    <style:style style:name="pr6" style:family="presentation" style:parent-style-name="DNA-notes">
      <style:graphic-properties draw:fill-color="#ffffff" fo:min-height="14cm"/>
    </style:style>
    <style:style style:name="pr7" style:family="presentation" style:parent-style-name="DNA-title">
      <style:graphic-properties fo:min-height="3.2cm"/>
    </style:style>
    <style:style style:name="P1" style:family="paragraph">
      <style:text-properties style:text-underline-style="solid" style:text-underline-width="auto" style:text-underline-color="font-color"/>
    </style:style>
    <style:style style:name="P2" style:family="paragraph">
      <style:text-properties style:font-name="Times New Roman" fo:font-size="28pt" style:font-size-asian="28pt" style:font-size-complex="28pt"/>
    </style:style>
    <style:style style:name="P3" style:family="paragraph">
      <style:text-properties style:font-name="Times New Roman" fo:font-size="26pt" fo:font-weight="bold" style:font-size-asian="26pt" style:font-weight-asian="bold" style:font-size-complex="26pt" style:font-weight-complex="bold"/>
    </style:style>
    <style:style style:name="P4" style:family="paragraph">
      <style:text-properties style:font-name="Times New Roman" fo:font-size="26pt" style:font-size-asian="26pt" style:font-size-complex="26pt"/>
    </style:style>
    <style:style style:name="P5" style:family="paragraph">
      <style:paragraph-properties fo:text-align="center"/>
    </style:style>
    <style:style style:name="P6" style:family="paragraph">
      <style:text-properties fo:font-size="14pt" style:font-size-asian="14pt" style:font-size-complex="14pt"/>
    </style:style>
    <style:style style:name="P7" style:family="paragraph">
      <style:text-properties fo:font-weight="bold" style:font-weight-asian="bold" style:font-weight-complex="bold"/>
    </style:style>
    <style:style style:name="P8" style:family="paragraph">
      <style:text-properties fo:font-size="26pt" fo:font-weight="bold" style:font-size-asian="26pt" style:font-weight-asian="bold" style:font-size-complex="26pt" style:font-weight-complex="bold"/>
    </style:style>
    <style:style style:name="P9" style:family="paragraph">
      <style:text-properties fo:font-size="26pt" style:font-size-asian="26pt" style:font-size-complex="26pt"/>
    </style:style>
    <style:style style:name="T1" style:family="text">
      <style:text-properties fo:font-size="36pt" style:text-underline-style="solid" style:text-underline-width="auto" style:text-underline-color="font-color" style:font-size-asian="36pt" style:font-size-complex="36pt"/>
    </style:style>
    <style:style style:name="T2" style:family="text">
      <style:text-properties fo:font-size="28pt" style:font-size-asian="28pt" style:font-size-complex="28pt"/>
    </style:style>
    <style:style style:name="T3" style:family="text">
      <style:text-properties style:text-underline-style="solid" style:text-underline-width="auto" style:text-underline-color="font-color"/>
    </style:style>
    <style:style style:name="T4" style:family="text">
      <style:text-properties style:font-name="Times New Roman" fo:font-size="28pt" style:font-size-asian="28pt" style:font-size-complex="28pt"/>
    </style:style>
    <style:style style:name="T5" style:family="text">
      <style:text-properties style:font-name="Times New Roman" fo:font-size="26pt" fo:font-weight="bold" style:font-size-asian="26pt" style:font-weight-asian="bold" style:font-size-complex="26pt" style:font-weight-complex="bold"/>
    </style:style>
    <style:style style:name="T6" style:family="text">
      <style:text-properties style:font-name="Times New Roman" fo:font-size="26pt" style:font-size-asian="26pt" style:font-size-complex="26pt"/>
    </style:style>
    <style:style style:name="T7" style:family="text">
      <style:text-properties fo:font-size="14pt" style:font-size-asian="14pt" style:font-size-complex="14pt"/>
    </style:style>
    <style:style style:name="T8" style:family="text">
      <style:text-properties style:font-name="Times New Roman"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layer="layout" svg:width="22.5cm" svg:height="4.591cm" svg:x="4.5cm" svg:y="0.238cm" presentation:class="title">
          <draw:text-box>
            <text:p>MONTHLY REPORT FOR JULY </text:p>
          </draw:text-box>
        </draw:frame>
        <draw:frame presentation:style-name="pr2" draw:layer="layout" svg:width="23.8cm" svg:height="12.645cm" svg:x="4.2cm" svg:y="4.6cm" presentation:class="subtitle" presentation:user-transformed="true">
          <draw:text-box>
            <text:p><text:span text:style-name="T1">Home Automation System using Rapsberry Pi</text:span></text:p>
            <text:p/>
            <text:p><text:span text:style-name="T2">Team Members:</text:span></text:p>
            <text:p><text:span text:style-name="T2">20 – Deepak J Puthukkaden</text:span></text:p>
            <text:p><text:span text:style-name="T2">31 – Giridhar A K</text:span></text:p>
            <text:p><text:span text:style-name="T2">32 – Govindh B</text:span></text:p>
            <text:p><text:span text:style-name="T2">53 – Rohit Sreekumar</text:span></text:p>
            <text:p><text:span text:style-name="T2">59 – Shine Ali</text:span></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text-style-name="P1" draw:layer="layout" svg:width="22.5cm" svg:height="3.467cm" svg:x="4.5cm" svg:y="0.8cm" presentation:class="title">
          <draw:text-box>
            <text:p><text:span text:style-name="T3">Tasks Completed:</text:span></text:p>
          </draw:text-box>
        </draw:frame>
        <draw:frame presentation:style-name="pr4" draw:text-style-name="P2" draw:layer="layout" svg:width="24.4cm" svg:height="12.978cm" svg:x="3.6cm" svg:y="4.267cm" presentation:class="outline" presentation:user-transformed="true">
          <draw:text-box>
            <text:list text:style-name="L2">
              <text:list-header>
                <text:p><text:span text:style-name="T4">1) Adaptive Internal Lighting System was programmed and tested successfully</text:span></text:p>
                <text:p><text:span text:style-name="T4">2) External Lighting System was programmed and tested successfully</text:span></text:p>
                <text:p><text:span text:style-name="T4">3) Automatic Water pump system was programmed and tested successfully</text:span></text:p>
                <text:p><text:span text:style-name="T4">4) Temperature measurement using LM35 temperature sensor was tested successfully</text:span></text:p>
                <text:p><text:span text:style-name="T4">5) Raspberry pi was installed with the operating system and other necessary software’s and was configured successfully</text:span></text:p>
              </text:list-header>
              <text:list-item>
                <text:p><text:span text:style-name="T4">6) I2C interfacing between the Raspberry Pi and the microcontroller was tested successfully</text:span></text:p>
              </text:list-item>
            </text:list>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5" draw:text-style-name="P3" draw:layer="layout" svg:width="24.6cm" svg:height="3.467cm" svg:x="3.4cm" svg:y="0.8cm" presentation:class="title" presentation:user-transformed="true">
          <draw:text-box>
            <text:list text:style-name="L1">
              <text:list-header>
                <text:p><text:span text:style-name="T5">1) Adaptive Internal Lighting System was programmed and tested successfully</text:span></text:p>
              </text:list-header>
            </text:list>
          </draw:text-box>
        </draw:frame>
        <draw:frame presentation:style-name="pr4" draw:text-style-name="P4" draw:layer="layout" svg:width="22.5cm" svg:height="12.179cm" svg:x="4.5cm" svg:y="5.066cm" presentation:class="outline" presentation:user-transformed="true">
          <draw:text-box>
            <text:list text:style-name="L2">
              <text:list-item>
                <text:list>
                  <text:list-header>
                    <text:p><text:span text:style-name="T6">The adaptive internal lighting system was programmed and tested successfully</text:span></text:p>
                    <text:p><text:span text:style-name="T6">The light intensity was measured using a light dependent resistor(LDR) by measuring the change in voltage across the LDR with change in intensity using the inbuilt ADC in the microcontroller and the intensity of an LED was controlled using PWM</text:span></text:p>
                  </text:list-header>
                </text:list>
              </text:list-item>
            </text:list>
          </draw:text-box>
        </draw:frame>
        <draw:custom-shape draw:style-name="gr2" draw:text-style-name="P5" draw:layer="layout" svg:width="7.6cm" svg:height="4.8cm" svg:x="10.8cm" svg:y="14.4cm">
          <text:p/>
          <draw:enhanced-geometry svg:viewBox="0 0 21600 21600" draw:type="rectangle" draw:enhanced-path="M 0 0 L 21600 0 21600 21600 0 21600 0 0 Z N"/>
        </draw:custom-shape>
        <draw:frame draw:style-name="gr3" draw:layer="layout" svg:width="7cm" svg:height="1.6cm" svg:x="11cm" svg:y="16.2cm">
          <draw:text-box>
            <text:p>MICROCONTROLLER</text:p>
          </draw:text-box>
        </draw:frame>
        <draw:custom-shape draw:style-name="gr4" draw:text-style-name="P5" draw:layer="layout" svg:width="6.4cm" svg:height="2.2cm" svg:x="20.6cm" svg:y="16cm">
          <text:p text:style-name="P5">LDR</text:p>
          <draw:enhanced-geometry svg:viewBox="0 0 21600 21600" draw:type="rectangle" draw:enhanced-path="M 0 0 L 21600 0 21600 21600 0 21600 0 0 Z N"/>
        </draw:custom-shape>
        <draw:line draw:style-name="gr5" draw:text-style-name="P5" draw:layer="layout" svg:x1="20.6cm" svg:y1="17cm" svg:x2="18.4cm" svg:y2="17cm">
          <text:p/>
        </draw:line>
        <draw:custom-shape draw:style-name="gr2" draw:text-style-name="P5" draw:layer="layout" svg:width="4cm" svg:height="1.4cm" svg:x="5.6cm" svg:y="16.4cm">
          <text:p/>
          <draw:enhanced-geometry svg:viewBox="0 0 21600 21600" draw:type="rectangle" draw:enhanced-path="M 0 0 L 21600 0 21600 21600 0 21600 0 0 Z N"/>
        </draw:custom-shape>
        <draw:frame draw:style-name="gr6" draw:layer="layout" svg:width="1.734cm" svg:height="0.962cm" svg:x="7cm" svg:y="16.638cm">
          <draw:text-box>
            <text:p>LED</text:p>
          </draw:text-box>
        </draw:frame>
        <draw:line draw:style-name="gr5" draw:text-style-name="P5" draw:layer="layout" svg:x1="10.8cm" svg:y1="17.245cm" svg:x2="9.6cm" svg:y2="17.245cm">
          <text:p/>
        </draw:line>
        <draw:frame draw:style-name="gr7" draw:text-style-name="P6" draw:layer="layout" svg:width="3.6cm" svg:height="1.361cm" svg:x="18.8cm" svg:y="14.595cm">
          <draw:text-box>
            <text:p><text:span text:style-name="T7">ANALOGUE INPUT</text:span></text:p>
          </draw:text-box>
        </draw:frame>
        <draw:frame draw:style-name="gr7" draw:text-style-name="P6" draw:layer="layout" svg:width="3.6cm" svg:height="1.361cm" svg:x="7.8cm" svg:y="14.639cm">
          <draw:text-box>
            <text:p><text:span text:style-name="T7">PWM OUTPUT</text:span></text:p>
          </draw:text-box>
        </draw:frame>
        <presentation:notes draw:style-name="dp2">
          <draw:page-thumbnail draw:style-name="gr1" draw:layer="layout" svg:width="17cm" svg:height="9.56cm" svg:x="2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5" draw:text-style-name="P7" draw:layer="layout" svg:width="22.5cm" svg:height="3.467cm" svg:x="4.5cm" svg:y="0.8cm" presentation:class="title">
          <draw:text-box>
            <text:list text:style-name="L1">
              <text:list-header>
                <text:p><text:span text:style-name="T8">2) External Lighting System was programmed and tested successfully</text:span></text:p>
              </text:list-header>
            </text:list>
          </draw:text-box>
        </draw:frame>
        <draw:frame presentation:style-name="pr4" draw:layer="layout" svg:width="22.5cm" svg:height="12.179cm" svg:x="4.5cm" svg:y="5.066cm" presentation:class="outline" presentation:user-transformed="true">
          <draw:text-box>
            <text:list text:style-name="L2">
              <text:list-item>
                <text:list>
                  <text:list-header>
                    <text:p><text:span text:style-name="T6">The external lighting system was also programmed and the output was obtained. In this circuit the intensity of the light present is again measured by an LDR that is connected to a microcontroller. If the intensity of the light falls below a threshold value a light is turned on otherwise it remains off. </text:span></text:p>
                  </text:list-header>
                </text:list>
              </text:list-item>
            </text:list>
          </draw:text-box>
        </draw:frame>
        <draw:custom-shape draw:style-name="gr2" draw:text-style-name="P5" draw:layer="layout" svg:width="7.6cm" svg:height="4.8cm" svg:x="10.8cm" svg:y="14.4cm">
          <text:p/>
          <draw:enhanced-geometry svg:viewBox="0 0 21600 21600" draw:type="rectangle" draw:enhanced-path="M 0 0 L 21600 0 21600 21600 0 21600 0 0 Z N"/>
        </draw:custom-shape>
        <draw:frame draw:style-name="gr3" draw:layer="layout" svg:width="7cm" svg:height="1.6cm" svg:x="11cm" svg:y="16.2cm">
          <draw:text-box>
            <text:p>MICROCONTROLLER</text:p>
          </draw:text-box>
        </draw:frame>
        <draw:custom-shape draw:style-name="gr4" draw:text-style-name="P5" draw:layer="layout" svg:width="6.4cm" svg:height="2.2cm" svg:x="20.6cm" svg:y="16cm">
          <text:p text:style-name="P5">LDR</text:p>
          <draw:enhanced-geometry svg:viewBox="0 0 21600 21600" draw:type="rectangle" draw:enhanced-path="M 0 0 L 21600 0 21600 21600 0 21600 0 0 Z N"/>
        </draw:custom-shape>
        <draw:line draw:style-name="gr5" draw:text-style-name="P5" draw:layer="layout" svg:x1="20.6cm" svg:y1="17cm" svg:x2="18.4cm" svg:y2="17cm">
          <text:p/>
        </draw:line>
        <draw:custom-shape draw:style-name="gr2" draw:text-style-name="P5" draw:layer="layout" svg:width="4cm" svg:height="1.4cm" svg:x="5.6cm" svg:y="16.4cm">
          <text:p/>
          <draw:enhanced-geometry svg:viewBox="0 0 21600 21600" draw:type="rectangle" draw:enhanced-path="M 0 0 L 21600 0 21600 21600 0 21600 0 0 Z N"/>
        </draw:custom-shape>
        <draw:frame draw:style-name="gr6" draw:layer="layout" svg:width="1.734cm" svg:height="0.962cm" svg:x="7cm" svg:y="16.638cm">
          <draw:text-box>
            <text:p>LED</text:p>
          </draw:text-box>
        </draw:frame>
        <draw:line draw:style-name="gr5" draw:text-style-name="P5" draw:layer="layout" svg:x1="10.8cm" svg:y1="17.245cm" svg:x2="9.6cm" svg:y2="17.245cm">
          <text:p/>
        </draw:line>
        <draw:frame draw:style-name="gr7" draw:text-style-name="P6" draw:layer="layout" svg:width="3.6cm" svg:height="1.361cm" svg:x="18.8cm" svg:y="14.594cm">
          <draw:text-box>
            <text:p><text:span text:style-name="T7">ANALOGUE INPUT</text:span></text:p>
          </draw:text-box>
        </draw:frame>
        <presentation:notes draw:style-name="dp2">
          <draw:page-thumbnail draw:style-name="gr1" draw:layer="layout" svg:width="17cm" svg:height="9.56cm" svg:x="2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5" draw:text-style-name="P8" draw:layer="layout" svg:width="22.5cm" svg:height="3.467cm" svg:x="4.5cm" svg:y="0.8cm" presentation:class="title">
          <draw:text-box>
            <text:list text:style-name="L1">
              <text:list-header>
                <text:p><text:span text:style-name="T5">3) Automatic Water pump system was programmed and tested successfully</text:span></text:p>
              </text:list-header>
            </text:list>
          </draw:text-box>
        </draw:frame>
        <draw:frame presentation:style-name="pr4" draw:layer="layout" svg:width="22.5cm" svg:height="6.334cm" svg:x="4.5cm" svg:y="5.066cm" presentation:class="outline" presentation:user-transformed="true">
          <draw:text-box>
            <text:list text:style-name="L2">
              <text:list-item>
                <text:list>
                  <text:list-header>
                    <text:p><text:span text:style-name="T6">The automatic water pumping system was tested successfully. The pump is controlled by inputs from two float switches fixed inside the tank. The output of the microcontroller activates a relay that turns on the motor.</text:span></text:p>
                  </text:list-header>
                </text:list>
              </text:list-item>
            </text:list>
          </draw:text-box>
        </draw:frame>
        <draw:custom-shape draw:style-name="gr2" draw:text-style-name="P5" draw:layer="layout" svg:width="7.6cm" svg:height="4.8cm" svg:x="10.8cm" svg:y="14.4cm">
          <text:p/>
          <draw:enhanced-geometry svg:viewBox="0 0 21600 21600" draw:type="rectangle" draw:enhanced-path="M 0 0 L 21600 0 21600 21600 0 21600 0 0 Z N"/>
        </draw:custom-shape>
        <draw:frame draw:style-name="gr3" draw:layer="layout" svg:width="7cm" svg:height="1.6cm" svg:x="11cm" svg:y="16.2cm">
          <draw:text-box>
            <text:p>MICROCONTROLLER</text:p>
          </draw:text-box>
        </draw:frame>
        <draw:custom-shape draw:style-name="gr4" draw:text-style-name="P5" draw:layer="layout" svg:width="6.4cm" svg:height="2.2cm" svg:x="20.6cm" svg:y="16cm">
          <text:p text:style-name="P5">FLOAT SWITCH</text:p>
          <draw:enhanced-geometry svg:viewBox="0 0 21600 21600" draw:type="rectangle" draw:enhanced-path="M 0 0 L 21600 0 21600 21600 0 21600 0 0 Z N"/>
        </draw:custom-shape>
        <draw:line draw:style-name="gr5" draw:text-style-name="P5" draw:layer="layout" svg:x1="20.6cm" svg:y1="17cm" svg:x2="18.4cm" svg:y2="17cm">
          <text:p/>
        </draw:line>
        <draw:custom-shape draw:style-name="gr2" draw:text-style-name="P5" draw:layer="layout" svg:width="4cm" svg:height="1.4cm" svg:x="5.6cm" svg:y="16.4cm">
          <text:p/>
          <draw:enhanced-geometry svg:viewBox="0 0 21600 21600" draw:type="rectangle" draw:enhanced-path="M 0 0 L 21600 0 21600 21600 0 21600 0 0 Z N"/>
        </draw:custom-shape>
        <draw:frame draw:style-name="gr6" draw:layer="layout" svg:width="2.534cm" svg:height="0.962cm" svg:x="6.266cm" svg:y="16.638cm">
          <draw:text-box>
            <text:p>RELAY</text:p>
          </draw:text-box>
        </draw:frame>
        <draw:line draw:style-name="gr5" draw:text-style-name="P5" draw:layer="layout" svg:x1="10.8cm" svg:y1="17.245cm" svg:x2="9.6cm" svg:y2="17.245cm">
          <text:p/>
        </draw:line>
        <presentation:notes draw:style-name="dp2">
          <draw:page-thumbnail draw:style-name="gr1" draw:layer="layout" svg:width="17cm" svg:height="9.56cm" svg:x="2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5" draw:text-style-name="P8" draw:layer="layout" svg:width="22.5cm" svg:height="3.467cm" svg:x="4.5cm" svg:y="0.8cm" presentation:class="title">
          <draw:text-box>
            <text:list text:style-name="L1">
              <text:list-header>
                <text:p><text:span text:style-name="T5">4) Temperature measurement using LM35 temperature sensor was tested successfully</text:span></text:p>
              </text:list-header>
            </text:list>
          </draw:text-box>
        </draw:frame>
        <draw:frame presentation:style-name="pr4" draw:layer="layout" svg:width="22.5cm" svg:height="12.179cm" svg:x="4.5cm" svg:y="5.066cm" presentation:class="outline">
          <draw:text-box>
            <text:list text:style-name="L2">
              <text:list-item>
                <text:list>
                  <text:list-header>
                    <text:p><text:span text:style-name="T6">The surrounding temperature was measured using a LM35 temperature sensor. The sensor is connected to the microcontroller into the inbuilt ADC. The analogue voltage output of the sensor is measured and then is converted to temperature.</text:span></text:p>
                  </text:list-header>
                </text:list>
              </text:list-item>
            </text:list>
          </draw:text-box>
        </draw:frame>
        <draw:custom-shape draw:style-name="gr2" draw:text-style-name="P5" draw:layer="layout" svg:width="7.6cm" svg:height="4.8cm" svg:x="7.2cm" svg:y="13.8cm">
          <text:p/>
          <draw:enhanced-geometry svg:viewBox="0 0 21600 21600" draw:type="rectangle" draw:enhanced-path="M 0 0 L 21600 0 21600 21600 0 21600 0 0 Z N"/>
        </draw:custom-shape>
        <draw:frame draw:style-name="gr3" draw:layer="layout" svg:width="7cm" svg:height="1.6cm" svg:x="7.6cm" svg:y="15.4cm">
          <draw:text-box>
            <text:p>MICROCONTROLLER</text:p>
          </draw:text-box>
        </draw:frame>
        <draw:custom-shape draw:style-name="gr4" draw:text-style-name="P5" draw:layer="layout" svg:width="6.4cm" svg:height="2.2cm" svg:x="18.6cm" svg:y="15.045cm">
          <text:p text:style-name="P5">LM35 TEMP SENSOR</text:p>
          <draw:enhanced-geometry svg:viewBox="0 0 21600 21600" draw:type="rectangle" draw:enhanced-path="M 0 0 L 21600 0 21600 21600 0 21600 0 0 Z N"/>
        </draw:custom-shape>
        <draw:line draw:style-name="gr5" draw:text-style-name="P5" draw:layer="layout" svg:x1="18.6cm" svg:y1="16.2cm" svg:x2="14.8cm" svg:y2="16.2cm">
          <text:p/>
        </draw:line>
        <draw:frame draw:style-name="gr7" draw:text-style-name="P6" draw:layer="layout" svg:width="3.6cm" svg:height="1.361cm" svg:x="15.2cm" svg:y="13.639cm">
          <draw:text-box>
            <text:p><text:span text:style-name="T7">ANALOGUE INPUT</text:span></text:p>
          </draw:text-box>
        </draw:frame>
        <presentation:notes draw:style-name="dp2">
          <draw:page-thumbnail draw:style-name="gr1" draw:layer="layout" svg:width="17cm" svg:height="9.56cm" svg:x="2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5" draw:text-style-name="P8" draw:layer="layout" svg:width="24.4cm" svg:height="3.467cm" svg:x="3.6cm" svg:y="0.8cm" presentation:class="title" presentation:user-transformed="true">
          <draw:text-box>
            <text:list text:style-name="L1">
              <text:list-header>
                <text:p><text:span text:style-name="T5">5) Raspberry pi was installed with the operating system and other necessary software’s and was configured successfully</text:span></text:p>
              </text:list-header>
            </text:list>
          </draw:text-box>
        </draw:frame>
        <draw:frame presentation:style-name="pr4" draw:layer="layout" svg:width="22.5cm" svg:height="12.179cm" svg:x="4.5cm" svg:y="5.066cm" presentation:class="outline">
          <draw:text-box>
            <text:list text:style-name="L2">
              <text:list-item>
                <text:list>
                  <text:list-header>
                    <text:p><text:span text:style-name="T6">The Raspberry Pi was installed with the Raspibian operating system (a linux distro based on debian). Also additional software's required for the working of the Raspberry Pi were installed (e.g: SSH and VNC server).</text:span></text:p>
                  </text:list-header>
                  <text:list-item>
                    <text:p><text:span text:style-name="T6"/></text:p>
                  </text:list-item>
                  <text:list-item>
                    <text:p><text:span text:style-name="T6">The Raspberry Pi was configured for the use in the project. Eg: the I2C was configured accordingly to interface with the microcontroller.</text:span></text:p>
                  </text:list-item>
                </text:list>
              </text:list-item>
            </text:list>
          </draw:text-box>
        </draw:frame>
        <presentation:notes draw:style-name="dp2">
          <draw:page-thumbnail draw:style-name="gr1" draw:layer="layout" svg:width="17cm" svg:height="9.56cm" svg:x="2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7" draw:text-style-name="P8" draw:layer="layout" svg:width="26.6cm" svg:height="3.2cm" svg:x="2.6cm" svg:y="0.8cm" presentation:class="title" presentation:user-transformed="true">
          <draw:text-box>
            <text:list text:style-name="L1">
              <text:list-header>
                <text:p><text:span text:style-name="T5">6) I2C interfacing between the Raspberry Pi and the microcontroller was tested successfully</text:span></text:p>
              </text:list-header>
            </text:list>
          </draw:text-box>
        </draw:frame>
        <draw:frame presentation:style-name="pr4" draw:layer="layout" svg:width="22.5cm" svg:height="14.934cm" svg:x="4.5cm" svg:y="5.066cm" presentation:class="outline" presentation:user-transformed="true">
          <draw:text-box>
            <text:list text:style-name="L2">
              <text:list-item>
                <text:list>
                  <text:list-header>
                    <text:p><text:span text:style-name="T6">The I2C interface between the Raspberry Pi and the microcontroller was programmed and 8-bit data was send and received from the master Raspberry Pi and the slave microcontroller.</text:span></text:p>
                  </text:list-header>
                  <text:list-item>
                    <text:p><text:span text:style-name="T6"/></text:p>
                  </text:list-item>
                  <text:list-item>
                    <text:p><text:span text:style-name="T6">One constrain that we came across while interfacing was that only 8-bit data can be send via the I2C interface. Hence for sending higher resolution data (for eg. ADC reading from the LM35 sensor, which is of 10-bit resolution), the whole data has to be split into two segments and should be send seperately. </text:span></text:p>
                  </text:list-item>
                </text:list>
              </text:list-item>
            </text:list>
          </draw:text-box>
        </draw:frame>
        <presentation:notes draw:style-name="dp2">
          <draw:page-thumbnail draw:style-name="gr1" draw:layer="layout" svg:width="17cm" svg:height="9.56cm" svg:x="2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5" draw:layer="layout" svg:width="22.5cm" svg:height="3.467cm" svg:x="4.5cm" svg:y="0.8cm" presentation:class="title">
          <draw:text-box>
            <text:p>Tasks to Completed:</text:p>
          </draw:text-box>
        </draw:frame>
        <draw:frame presentation:style-name="pr4" draw:text-style-name="P9" draw:layer="layout" svg:width="22.5cm" svg:height="15.134cm" svg:x="4.5cm" svg:y="5.066cm" presentation:class="outline" presentation:user-transformed="true">
          <draw:text-box>
            <text:list text:style-name="L2">
              <text:list-header>
                <text:p><text:span text:style-name="T6">1) Complete the I2C interfacing between the Raspberry Pi and the microcontroller</text:span></text:p>
              </text:list-header>
              <text:list-item>
                <text:p><text:span text:style-name="T6">2) Program and test the password assisted door lock system</text:span></text:p>
              </text:list-item>
              <text:list-item>
                <text:p><text:span text:style-name="T6">3) Interface a Real Time Clock (RTC) with the Raspberry Pi using I2C interface</text:span></text:p>
              </text:list-item>
              <text:list-item>
                <text:p><text:span text:style-name="T6">4) Set-up and program the music system on the Raspberry Pi</text:span></text:p>
              </text:list-item>
              <text:list-item>
                <text:p><text:span text:style-name="T6">5) Design and set-up the relay driver circuits and PCB</text:span></text:p>
              </text:list-item>
              <text:list-item>
                <text:p><text:span text:style-name="T6">6) Make a casing for the entire system</text:span></text:p>
              </text:list-item>
            </text:list>
          </draw:text-box>
        </draw:frame>
        <presentation:notes draw:style-name="dp2">
          <draw:page-thumbnail draw:style-name="gr1" draw:layer="layout" svg:width="17cm" svg:height="9.56cm" svg:x="2cm" svg:y="2.5cm" draw:page-number="9"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663cm" fo:text-indent="0cm"/>
      <style:text-properties fo:color="#050505" style:text-outline="false" style:text-line-through-style="none" style:text-line-through-type="none" style:font-name="Liberation Sans1" fo:font-family="'Liberation Sans'" style:font-family-generic="swiss" style:font-pitch="variable" fo:font-size="42.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53cm" fo:text-indent="0cm"/>
      <style:text-properties style:font-name="Liberation Sans1" fo:font-family="'Liberation Sans'" style:font-family-generic="swiss" style:font-pitch="variable" fo:font-size="37.0999984741211pt" style:font-size-asian="28pt" style:font-size-complex="28pt"/>
    </style:style>
    <style:style style:name="DNA-outline3" style:family="presentation" style:parent-style-name="DNA-outline2">
      <style:paragraph-properties fo:margin-left="0cm" fo:margin-right="0cm" fo:margin-top="0cm" fo:margin-bottom="0.396cm" fo:text-indent="0cm"/>
      <style:text-properties style:font-name="Liberation Sans1" fo:font-family="'Liberation Sans'" style:font-family-generic="swiss" style:font-pitch="variable" fo:font-size="32pt" style:font-size-asian="24pt" style:font-size-complex="24pt"/>
    </style:style>
    <style:style style:name="DNA-outline4" style:family="presentation" style:parent-style-name="DNA-outline3">
      <style:paragraph-properties fo:margin-left="0cm" fo:margin-right="0cm" fo:margin-top="0cm" fo:margin-bottom="0.264cm" fo:text-indent="0cm"/>
      <style:text-properties style:font-name="Liberation Sans1" fo:font-family="'Liberation Sans'" style:font-family-generic="swiss" style:font-pitch="variable" fo:font-size="26.7000007629395pt" style:font-size-asian="20pt" style:font-size-complex="20pt"/>
    </style:style>
    <style:style style:name="DNA-outline5" style:family="presentation" style:parent-style-name="DNA-outline4">
      <style:paragraph-properties fo:margin-left="0cm" fo:margin-right="0cm" fo:margin-top="0cm" fo:margin-bottom="0.13cm" fo:text-indent="0cm"/>
      <style:text-properties style:font-name="Liberation Sans1" fo:font-family="'Liberation Sans'" style:font-family-generic="swiss" style:font-pitch="variable" fo:font-size="26.7000007629395pt" style:font-size-asian="20pt" style:font-size-complex="20pt"/>
    </style:style>
    <style:style style:name="DNA-outline6" style:family="presentation" style:parent-style-name="DNA-outline5">
      <style:paragraph-properties fo:margin-left="0cm" fo:margin-right="0cm" fo:margin-top="0cm" fo:margin-bottom="0.13cm" fo:text-indent="0cm"/>
      <style:text-properties style:font-name="Liberation Sans1" fo:font-family="'Liberation Sans'" style:font-family-generic="swiss" style:font-pitch="variable" fo:font-size="26.7000007629395pt" style:font-size-asian="20pt" style:font-size-complex="20pt"/>
    </style:style>
    <style:style style:name="DNA-outline7" style:family="presentation" style:parent-style-name="DNA-outline6">
      <style:paragraph-properties fo:margin-left="0cm" fo:margin-right="0cm" fo:margin-top="0cm" fo:margin-bottom="0.13cm" fo:text-indent="0cm"/>
      <style:text-properties style:font-name="Liberation Sans1" fo:font-family="'Liberation Sans'" style:font-family-generic="swiss" style:font-pitch="variable" fo:font-size="26.7000007629395pt" style:font-size-asian="20pt" style:font-size-complex="20pt"/>
    </style:style>
    <style:style style:name="DNA-outline8" style:family="presentation" style:parent-style-name="DNA-outline7">
      <style:paragraph-properties fo:margin-left="0cm" fo:margin-right="0cm" fo:margin-top="0cm" fo:margin-bottom="0.13cm" fo:text-indent="0cm"/>
      <style:text-properties fo:font-size="26.7000007629395pt" style:font-size-asian="20pt" style:font-size-complex="20pt"/>
    </style:style>
    <style:style style:name="DNA-outline9" style:family="presentation" style:parent-style-name="DNA-outline8">
      <style:paragraph-properties fo:margin-left="0cm" fo:margin-right="0cm" fo:margin-top="0cm" fo:margin-bottom="0.13cm" fo:text-indent="0cm"/>
      <style:text-properties fo:font-size="26.7000007629395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58.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NA-backgroundobjects">
      <style:graphic-properties draw:stroke="none" draw:fill="none" draw:fill-color="#ffffff" draw:auto-grow-height="false" fo:min-height="1.338cm"/>
    </style:style>
    <style:style style:name="Mpr5" style:family="presentation" style:parent-style-name="DNA-backgroundobjects">
      <style:graphic-properties draw:stroke="none" draw:fill="none" draw:fill-color="#ffffff" draw:auto-grow-height="false" fo:min-height="1.485cm"/>
    </style:style>
    <style:style style:name="Mpr6"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NA" style:page-layout-name="PM1" draw:style-name="Mdp1">
      <office:forms form:automatic-focus="false" form:apply-design-mode="false"/>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4T01:35:50.782000000</meta:creation-date>
    <dc:date>2014-08-14T10:01:14.189000000</dc:date>
    <meta:editing-duration>PT1H13M59S</meta:editing-duration>
    <meta:editing-cycles>43</meta:editing-cycles>
    <meta:generator>LibreOffice/4.2.5.2$Windows_x86 LibreOffice_project/61cb170a04bb1f12e77c884eab9192be736ec5f5</meta:generator>
    <meta:document-statistic meta:object-count="98"/>
  </office:meta>
</office:document-meta>
</file>